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06a7d1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Azione_20_sistema" style:list-style-name="L1"/>
    <style:style style:name="P5" style:family="paragraph" style:parent-style-name="Azione_20_sistema" style:list-style-name="L1">
      <style:text-properties officeooo:rsid="001df43f" officeooo:paragraph-rsid="001df43f"/>
    </style:style>
    <style:style style:name="P6" style:family="paragraph" style:parent-style-name="Table_20_Contents">
      <style:text-properties officeooo:rsid="0006a7d1" officeooo:paragraph-rsid="0006a7d1"/>
    </style:style>
    <style:style style:name="P7" style:family="paragraph" style:parent-style-name="Table_20_Contents" style:list-style-name="L2"/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Azione_20_attore" style:list-style-name="Numerazione_20_UC">
      <style:text-properties officeooo:paragraph-rsid="001f0d52"/>
    </style:style>
    <style:style style:name="P10" style:family="paragraph" style:parent-style-name="Azione_20_attore" style:list-style-name="L1"/>
    <style:style style:name="P11" style:family="paragraph" style:parent-style-name="Standard" style:list-style-name="Numerazione_20_UC"/>
    <style:style style:name="T1" style:family="text">
      <style:text-properties officeooo:rsid="0006a7d1"/>
    </style:style>
    <style:style style:name="T2" style:family="text">
      <style:text-properties officeooo:rsid="001f0d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Creazione Account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Tirocinant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Utente accede al sistema per creare un nuovo Account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0257238" text:style-name="Numerazione_20_UC">
              <text:list-item text:start-value="1">
                <text:p text:style-name="P9"><text:s/><text:span text:style-name="T1">Tirocinante</text:span> accede alla pagina contente il form di compilazione.</text:p>
              </text:list-item>
              <text:list-item>
                <text:p text:style-name="Azione_20_sistema"><text:s/>Il sistema mostra la pagina richiesta ed attende un eventuale commit.</text:p>
              </text:list-item>
              <text:list-item>
                <text:p text:style-name="P9"><text:span text:style-name="T1">Tirocinante</text:span> inizia la compilazione dei campi del richiedente:</text:p>
              </text:list-item>
            </text:list>
            <text:list xml:id="list30247166" text:style-name="L1">
              <text:list-item>
                <text:p text:style-name="P4">Nome : stringa di caratteri</text:p>
              </text:list-item>
              <text:list-item>
                <text:p text:style-name="P10">Cognome: stringa di caratteri</text:p>
              </text:list-item>
              <text:list-item>
                <text:p text:style-name="P5">Codice Fiscale: stringa di caratteri</text:p>
              </text:list-item>
              <text:list-item>
                <text:p text:style-name="P4">Password: stringa di caratteri</text:p>
              </text:list-item>
              <text:list-item>
                <text:p text:style-name="P10">Conferma Password: stringa di caratteri</text:p>
              </text:list-item>
              <text:list-item>
                <text:p text:style-name="P4">telefono: sequenza di interi</text:p>
              </text:list-item>
              <text:list-item>
                <text:p text:style-name="P10">email: stringa di caratteri</text:p>
              </text:list-item>
            </text:list>
            <text:list xml:id="list30248016" text:continue-list="list30257238" text:style-name="Numerazione_20_UC">
              <text:list-item>
                <text:p text:style-name="P9"><text:span text:style-name="T1">Tirocinante</text:span> <text:span text:style-name="T2">s</text:span>barra le caselle di interesse dichiara<text:span text:style-name="T2">ndo </text:span>la situazione lavorativa ed eventuali rapporti con l'Ateneo e/o comune di Fisciano.</text:p>
              </text:list-item>
              <text:list-item>
                <text:p text:style-name="P9"><text:span text:style-name="T1">Tirocinante</text:span> <text:span text:style-name="T2">s</text:span>ottomette la domanda.</text:p>
              </text:list-item>
              <text:list-item>
                <text:p text:style-name="Azione_20_sistema"><text:s/>Il sistema registra un account auto-generato basandosi su dati anagrafici. Visualizza un messaggio di avvenuto invio e corretta compilazione dei campi invitando l'utente a confermare <text:s/>l'email nella propria casella di posta.</text:p>
              </text:list-item>
              <text:list-item>
                <text:p text:style-name="P11"><text:s/><text:span text:style-name="T1">Tirocinante</text:span> ottiene i dati dell'account e conferma la propria e-mail.</text:p>
              </text:list-item>
              <text:list-item>
                <text:p text:style-name="Azione_20_sistema"><text:s/>Il sistema visualizza un messaggio di avvenuta conferma <text:s/>dell'email, e corretta creazione dell'account richiesto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Postcondizion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0257239" text:style-name="L2">
              <text:list-item>
                <text:p text:style-name="P7">Casi eccezionali e punti di estensione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eve visualizzare tutte le form entro 20 secondi dalla richiesta.</text:p>
            <text:p text:style-name="Table_20_Contents">Il sistema deve visualizzare il messaggio di errore o la fascia oraria aggiornata entro 20 secondi dalla conferma delle modifiche.</text:p>
          </table:table-cell>
        </table:table-row>
      </table:table>
      <text:p text:style-name="P3">UC_<text:span text:style-name="T1">M</text:span>_<text:span text:style-name="T1">35</text:span> Creazi<text:span text:style-name="T1">one Account Tirocinan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3T09:33:52.33</meta:creation-date>
    <meta:editing-duration>P0D</meta:editing-duration>
    <meta:editing-cycles>3</meta:editing-cycles>
    <meta:generator>LibreOffice/3.6$Windows_x86 LibreOffice_project/da8c1e6-fd468f4-454e206-f42a4a9-143cfd</meta:generator>
    <dc:date>2012-11-23T10:12:12.81</dc:date>
    <meta:document-statistic meta:table-count="1" meta:image-count="0" meta:object-count="0" meta:page-count="1" meta:paragraph-count="32" meta:word-count="228" meta:character-count="1541" meta:non-whitespace-character-count="1354"/>
  </office:meta>
</office:document-meta>
</file>